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" svg:font-family="'Droid Sans'" style:font-family-generic="swiss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-color="#ef6c00" draw:textarea-horizontal-align="justify" draw:textarea-vertical-align="middle" draw:auto-grow-height="false" fo:min-height="1.02cm" fo:min-width="1.405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5cm" fo:min-width="0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0084d1" draw:textarea-horizontal-align="justify" draw:textarea-vertical-align="middle" draw:auto-grow-height="false" fo:min-height="0.986cm" fo:min-width="3.276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3cm" fo:min-width="0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dc0000" draw:textarea-horizontal-align="justify" draw:textarea-vertical-align="middle" draw:auto-grow-height="false" fo:min-height="0.986cm" fo:min-width="5.181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069a2e" draw:textarea-horizontal-align="justify" draw:textarea-vertical-align="middle" draw:auto-grow-height="false" fo:min-height="0.986cm" fo:min-width="7.086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4cm" fo:min-width="0cm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2.078cm" fo:min-width="0cm" fo:padding-top="0.165cm" fo:padding-bottom="0.165cm" fo:padding-left="0.29cm" fo:padding-right="0.29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ef6c00" draw:textarea-horizontal-align="justify" draw:textarea-vertical-align="middle" draw:auto-grow-height="false" fo:min-height="0.986cm" fo:min-width="1.371cm" fo:padding-top="0.142cm" fo:padding-bottom="0.142cm" fo:padding-left="0.267cm" fo:padding-right="0.267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5.509cm" fo:min-width="0cm" fo:padding-top="0.165cm" fo:padding-bottom="0.165cm" fo:padding-left="0.29cm" fo:padding-right="0.29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ef6c00"/>
      <style:paragraph-properties fo:text-align="center"/>
    </style:style>
    <style:style style:name="P2" style:family="paragraph">
      <style:paragraph-properties fo:text-align="center"/>
      <style:text-properties style:font-name="Droid Sans" fo:font-size="22pt"/>
    </style:style>
    <style:style style:name="P3" style:family="paragraph">
      <loext:graphic-properties draw:fill="none" draw:fill-color="#ffffff"/>
      <style:paragraph-properties fo:text-align="center"/>
      <style:text-properties style:font-name="Droid Sans" fo:font-size="22pt"/>
    </style:style>
    <style:style style:name="P4" style:family="paragraph">
      <loext:graphic-properties draw:fill-color="#0084d1"/>
      <style:paragraph-properties fo:text-align="center"/>
    </style:style>
    <style:style style:name="P5" style:family="paragraph">
      <loext:graphic-properties draw:fill-color="#dc0000"/>
      <style:paragraph-properties fo:text-align="center"/>
    </style:style>
    <style:style style:name="P6" style:family="paragraph">
      <loext:graphic-properties draw:fill-color="#069a2e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905cm" svg:height="1.27cm" svg:x="7.175cm" svg:y="1.2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805cm" svg:height="1.153cm" svg:x="7.64cm" svg:y="1.37cm">
          <draw:text-box>
            <text:p text:style-name="P2">A</text:p>
          </draw:text-box>
        </draw:frame>
        <draw:custom-shape draw:style-name="gr3" draw:text-style-name="P4" draw:layer="layout" svg:width="3.81cm" svg:height="1.27cm" svg:x="9.075cm" svg:y="1.2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622cm" svg:height="1.153cm" svg:x="10.49cm" svg:y="1.37cm">
          <draw:text-box>
            <text:p text:style-name="P2">B</text:p>
          </draw:text-box>
        </draw:frame>
        <draw:custom-shape draw:style-name="gr5" draw:text-style-name="P5" draw:layer="layout" svg:width="5.715cm" svg:height="1.27cm" svg:x="12.875cm" svg:y="1.2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415cm" svg:height="1.153cm" svg:x="15.27cm" svg:y="1.37cm">
          <draw:text-box>
            <text:p text:style-name="P2">C</text:p>
          </draw:text-box>
        </draw:frame>
        <draw:custom-shape draw:style-name="gr6" draw:text-style-name="P6" draw:layer="layout" svg:width="7.62cm" svg:height="1.27cm" svg:x="18.575cm" svg:y="1.2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22cm" svg:height="1.153cm" svg:x="22.035cm" svg:y="1.37cm">
          <draw:text-box>
            <text:p text:style-name="P2">D</text:p>
          </draw:text-box>
        </draw:frame>
        <draw:frame draw:style-name="gr7" draw:text-style-name="P3" draw:layer="layout" svg:width="1.439cm" svg:height="1.153cm" svg:x="7.441cm" svg:y="0.171cm">
          <draw:text-box>
            <text:p text:style-name="P2">1s</text:p>
          </draw:text-box>
        </draw:frame>
        <draw:frame draw:style-name="gr7" draw:text-style-name="P3" draw:layer="layout" svg:width="1.439cm" svg:height="1.153cm" svg:x="10.142cm" svg:y="0.172cm">
          <draw:text-box>
            <text:p text:style-name="P2">2s</text:p>
          </draw:text-box>
        </draw:frame>
        <draw:frame draw:style-name="gr7" draw:text-style-name="P3" draw:layer="layout" svg:width="1.439cm" svg:height="1.153cm" svg:x="15.142cm" svg:y="0.172cm">
          <draw:text-box>
            <text:p text:style-name="P2">3s</text:p>
          </draw:text-box>
        </draw:frame>
        <draw:frame draw:style-name="gr7" draw:text-style-name="P3" draw:layer="layout" svg:width="1.439cm" svg:height="1.153cm" svg:x="21.842cm" svg:y="0.172cm">
          <draw:text-box>
            <text:p text:style-name="P2">4s</text:p>
          </draw:text-box>
        </draw:frame>
        <draw:frame draw:style-name="gr4" draw:text-style-name="P3" draw:layer="layout" svg:width="5.709cm" svg:height="1.153cm" svg:x="0.641cm" svg:y="1.371cm">
          <draw:text-box>
            <text:p text:style-name="P2">Sequential</text:p>
          </draw:text-box>
        </draw:frame>
        <draw:custom-shape draw:style-name="gr8" draw:text-style-name="P7" draw:layer="layout" svg:width="0.635cm" svg:height="2.54cm" svg:x="5.48cm" svg:y="0.63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1" draw:layer="layout" svg:width="1.905cm" svg:height="1.27cm" svg:x="7.184cm" svg:y="5.2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709cm" svg:height="1.153cm" svg:x="0.65cm" svg:y="7.571cm">
          <draw:text-box>
            <text:p text:style-name="P2">In parallel</text:p>
          </draw:text-box>
        </draw:frame>
        <draw:custom-shape draw:style-name="gr10" draw:text-style-name="P7" draw:layer="layout" svg:width="0.635cm" svg:height="6.159cm" svg:x="5.48cm" svg:y="5.03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3" draw:layer="layout" svg:width="0.805cm" svg:height="1.153cm" svg:x="7.641cm" svg:y="5.371cm">
          <draw:text-box>
            <text:p text:style-name="P2">A</text:p>
          </draw:text-box>
        </draw:frame>
        <draw:frame draw:style-name="gr7" draw:text-style-name="P3" draw:layer="layout" svg:width="1.439cm" svg:height="1.153cm" svg:x="9.142cm" svg:y="5.372cm">
          <draw:text-box>
            <text:p text:style-name="P2">1s</text:p>
          </draw:text-box>
        </draw:frame>
        <draw:custom-shape draw:style-name="gr3" draw:text-style-name="P4" draw:layer="layout" svg:width="3.81cm" svg:height="1.27cm" svg:x="7.175cm" svg:y="6.7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622cm" svg:height="1.153cm" svg:x="8.59cm" svg:y="6.87cm">
          <draw:text-box>
            <text:p text:style-name="P2">B</text:p>
          </draw:text-box>
        </draw:frame>
        <draw:custom-shape draw:style-name="gr5" draw:text-style-name="P5" draw:layer="layout" svg:width="5.715cm" svg:height="1.27cm" svg:x="7.175cm" svg:y="8.27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415cm" svg:height="1.153cm" svg:x="9.57cm" svg:y="8.379cm">
          <draw:text-box>
            <text:p text:style-name="P2">C</text:p>
          </draw:text-box>
        </draw:frame>
        <draw:frame draw:style-name="gr7" draw:text-style-name="P3" draw:layer="layout" svg:width="1.439cm" svg:height="1.153cm" svg:x="12.942cm" svg:y="8.381cm">
          <draw:text-box>
            <text:p text:style-name="P2">3s</text:p>
          </draw:text-box>
        </draw:frame>
        <draw:frame draw:style-name="gr7" draw:text-style-name="P3" draw:layer="layout" svg:width="1.439cm" svg:height="1.153cm" svg:x="11.043cm" svg:y="6.873cm">
          <draw:text-box>
            <text:p text:style-name="P2">2s</text:p>
          </draw:text-box>
        </draw:frame>
        <draw:custom-shape draw:style-name="gr6" draw:text-style-name="P6" draw:layer="layout" svg:width="7.62cm" svg:height="1.27cm" svg:x="7.175cm" svg:y="9.80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22cm" svg:height="1.153cm" svg:x="10.635cm" svg:y="9.904cm">
          <draw:text-box>
            <text:p text:style-name="P2">D</text:p>
          </draw:text-box>
        </draw:frame>
        <draw:frame draw:style-name="gr7" draw:text-style-name="P3" draw:layer="layout" svg:width="1.439cm" svg:height="1.153cm" svg:x="14.843cm" svg:y="9.906cm">
          <draw:text-box>
            <text:p text:style-name="P2">4s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" svg:font-family="'Droid Sans'" style:font-family-generic="swiss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22T13:05:36.836577356</meta:creation-date>
    <dc:date>2020-11-22T13:24:47.587609763</dc:date>
    <meta:editing-duration>PT3M42S</meta:editing-duration>
    <meta:editing-cycles>2</meta:editing-cycles>
    <meta:generator>LibreOffice/7.0.3.1$Linux_X86_64 LibreOffice_project/00$Build-1</meta:generator>
    <meta:document-statistic meta:object-count="51"/>
  </office:meta>
</office:document-meta>
</file>